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0.017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/>
    </style:style>
    <style:style style:name="ce2" style:family="table-cell" style:parent-style-name="Default">
      <style:text-properties fo:font-weight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Topic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one?</text:p>
          </table:table-cell>
        </table:table-row>
        <table:table-row table:style-name="ro1">
          <table:table-cell/>
          <table:table-cell office:value-type="string" calcext:value-type="string">
            <text:p>Fix memory leak with input in Simulator.c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Check other leaks with valgrind (3.9. : 105 Errors?!!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ve a hierarchical structure to the manpage, that means: - Quickstart, - ModelSettings, - Simul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oxygen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 if VARUS is capable of using runs from the hard drive (I think it can only use the csv-files for simulations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et VARUS run over multiple species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.00.0000</text:date>, <text:time style:data-style-name="N2" text:time-value="11:46:11.22387260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y </meta:initial-creator>
    <meta:creation-date>2017-05-27T10:59:11.476014089</meta:creation-date>
    <dc:date>2017-09-03T11:52:42.361444857</dc:date>
    <dc:creator>willy </dc:creator>
    <meta:editing-duration>P0D</meta:editing-duration>
    <meta:editing-cycles>8</meta:editing-cycles>
    <meta:generator>LibreOffice/4.2.8.2$Linux_X86_64 LibreOffice_project/420m0$Build-2</meta:generator>
    <meta:document-statistic meta:table-count="1" meta:cell-count="16" meta:object-count="0"/>
  </office:meta>
</office:document-meta>
</file>